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Standard">
      <style:text-properties style:language-asian="ru" style:country-asian="RU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Код">
      <style:text-properties style:language-asian="ru" style:country-asian="RU"/>
    </style:style>
    <style:style style:name="P5" style:family="paragraph" style:parent-style-name="Код">
      <style:text-properties fo:language="ru" fo:country="RU" style:language-asian="ru" style:country-asian="RU" style:language-complex="ar" style:country-complex="SA"/>
    </style:style>
    <style:style style:name="P6" style:family="paragraph" style:parent-style-name="Код">
      <style:text-properties fo:language="en" fo:country="US"/>
    </style:style>
    <style:style style:name="P7" style:family="paragraph" style:parent-style-name="Text_20_body">
      <style:text-properties style:language-asian="ru" style:country-asian="RU"/>
    </style:style>
    <style:style style:name="P8" style:family="paragraph" style:parent-style-name="Standard">
      <style:text-properties style:language-asian="ru" style:country-asian="RU"/>
    </style:style>
    <style:style style:name="P9" style:family="paragraph" style:parent-style-name="Standard">
      <style:text-properties fo:language="en" fo:country="US" style:language-asian="ru" style:country-asian="RU" style:language-complex="ar" style:country-complex="SA"/>
    </style:style>
    <style:style style:name="P10" style:family="paragraph" style:parent-style-name="Heading_20_4">
      <style:text-properties style:language-asian="ru" style:country-asian="RU"/>
    </style:style>
    <style:style style:name="T1" style:family="text">
      <style:text-properties fo:language="en" fo:country="US"/>
    </style:style>
    <style:style style:name="T2" style:family="text">
      <style:text-properties fo:language="en" fo:country="US" style:language-asian="ru" style:country-asian="RU"/>
    </style:style>
    <style:style style:name="T3" style:family="text">
      <style:text-properties fo:language="en" fo:country="US" officeooo:rsid="00142fa5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142fa5"/>
    </style:style>
    <style:style style:name="T6" style:family="text">
      <style:text-properties style:language-asian="ru" style:country-asian="RU"/>
    </style:style>
    <style:style style:name="T7" style:family="text">
      <style:text-properties fo:font-weight="bold" style:language-asian="ru" style:country-asian="RU" style:font-weight-asian="bold" style:font-weight-complex="bold"/>
    </style:style>
    <style:style style:name="T8" style:family="text">
      <style:text-properties officeooo:rsid="00142fa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6">Лабораторная работа </text:span><text:bookmark text:name="p25271-1"/><text:span text:style-name="T6">1</text:span><text:span text:style-name="T2">3</text:span></text:h>
      <text:p text:style-name="Standard"><text:span text:style-name="T6">Выполните задания 13.1 –</text:span><text:span text:style-name="T2"> </text:span><text:span text:style-name="T6">13.3</text:span></text:p>
      <text:p text:style-name="Standard"><text:bookmark text:name="p11017-2"/></text:p>
      <text:h text:style-name="P10" text:outline-level="4">13.1 [#30]</text:h>
      <text:p text:style-name="P2">Создайте процедуры с параметрами для программы BubbleSort. Соберите программу из приведенных ниже разделов проекта.<text:line-break/>!!! Будьте осторожны при точном определении состояния файлов перед выполнением процедуры и после ее выполнения.</text:p>
      <text:p text:style-name="Standard"><text:bookmark text:name="p11017-7"/></text:p>
      <text:p text:style-name="Standard"><text:span text:style-name="T6">Выполнение</text:span><text:span text:style-name="T2">:</text:span></text:p>
      <text:p text:style-name="Код">INPUT:34251<text:line-break/>OTPUT:12345</text:p>
      <text:p text:style-name="Код"><text:bookmark text:name="p11017-9"/></text:p>
      <text:p text:style-name="Код"><text:span text:style-name="T2">INPUT</text:span><text:span text:style-name="T6">:11523<text:line-break/></text:span><text:span text:style-name="T2">OTPUT</text:span><text:span text:style-name="T6">:11235</text:span></text:p>
      <text:p text:style-name="P2"/>
      <text:h text:style-name="Heading_20_4" text:outline-level="4">13.2 [#20]</text:h>
      <text:p text:style-name="Standard">Найдите и исправьте ошибки в процедуре Lexico. Процедура определяет меньш<text:span text:style-name="T8">ую</text:span> из 2 <text:span text:style-name="T5">строк</text:span> (<text:span text:style-name="T8">сравнивает первые строки </text:span>файл<text:span text:style-name="T8">ов</text:span>, отношение «меньше» определяется как в словаре).</text:p>
      <text:p text:style-name="Standard"/>
      <text:p text:style-name="Код">PROCEDURE Lexico(VAR F1, F2: TEXT; VAR Result: CHAR);</text:p>
      <text:p text:style-name="Код">{Result 0, 1, 2 если лексикографический порядок F1 =, &lt;, &gt; чем F2 <text:s text:c="6"/></text:p>
      <text:p text:style-name="Код">соответственно. Фактические параметры, соответствующие F1 и F2, </text:p>
      <text:p text:style-name="Код">должны быть различными}</text:p>
      <text:p text:style-name="Код"/>
      <text:p text:style-name="Код">VAR </text:p>
      <text:p text:style-name="Код"><text:s text:c="2"/>Ch1, Ch2: CHAR;</text:p>
      <text:p text:style-name="Код">BEGIN {Lexico}</text:p>
      <text:p text:style-name="Код"><text:s text:c="2"/>RESET(F1);</text:p>
      <text:p text:style-name="Код"><text:s text:c="2"/>RESET(F2);</text:p>
      <text:p text:style-name="Код"><text:s text:c="2"/>Result := '0';</text:p>
      <text:p text:style-name="Код"><text:s text:c="2"/>WHILE (NOT EOLN(F1) AND NOT EOLN(F2)) AND (Result = '0')</text:p>
      <text:p text:style-name="Код"><text:s text:c="2"/>DO</text:p>
      <text:p text:style-name="Код"><text:s text:c="4"/>BEGIN</text:p>
      <text:p text:style-name="Код"><text:s text:c="6"/>READ(F1, Ch1);</text:p>
      <text:p text:style-name="Код"><text:s text:c="6"/>READ(F2, Ch2);</text:p>
      <text:p text:style-name="Код"><text:s text:c="6"/>IF (Ch1 &lt; Ch2)</text:p>
      <text:p text:style-name="Код"><text:span text:style-name="T1"><text:s text:c="6"/>THEN {Ch1 &lt; Ch2 </text:span>или<text:span text:style-name="T1"> F1 </text:span>короче<text:span text:style-name="T1"> F2}</text:span></text:p>
      <text:p text:style-name="Код"><text:s text:c="8"/>Result := '1'</text:p>
      <text:p text:style-name="Код"><text:s text:c="6"/>ELSE</text:p>
      <text:p text:style-name="Код"><text:s text:c="8"/>IF (Ch1 &gt; Ch2)</text:p>
      <text:p text:style-name="Код"><text:span text:style-name="T1"><text:s text:c="8"/>THEN {Ch1 &gt; Ch2 </text:span>или<text:span text:style-name="T1"> F2 </text:span>короче<text:span text:style-name="T1"> F1}</text:span></text:p>
      <text:p text:style-name="Код"><text:span text:style-name="T1"><text:s text:c="10"/></text:span>Result := '2'</text:p>
      <text:p text:style-name="Код"><text:s text:c="4"/>END {WHILE}</text:p>
      <text:p text:style-name="P5">END; {Lexico}</text:p>
      <text:p text:style-name="P2"><text:line-break/></text:p>
      <text:h text:style-name="P10" text:outline-level="4"><text:soft-page-break/>13.3 [#20]</text:h>
      <text:p text:style-name="P7">Произведите сборку программы Split из разделов проекта, приведенных ниже. Допишите недостающие разделы DP1.1. и DP1.2.1. Проверьте выполнение.</text:p>
      <text:p text:style-name="Text_20_body"><text:bookmark text:name="p11017-3"/>Выполнение:</text:p>
      <text:p text:style-name="Код">INPUT:<text:line-break/>123456<text:line-break/>789</text:p>
      <text:p text:style-name="P4"><text:bookmark text:name="p11017-4"/>OUTPUT:<text:line-break/>135792468</text:p>
      <text:p text:style-name="P2"/>
      <text:p text:style-name="P2">Может ли какой-либо “Aliasing” произойти в процедуре CopyOut? Если да, приведите пример.</text:p>
      <text:p text:style-name="Standard"><text:bookmark text:name="p11017-6"/></text:p>
      <text:p text:style-name="P3"><text:span text:style-name="T6">Разделы проекта для </text:span><text:span text:style-name="T2">BubbleSort</text:span></text:p>
      <text:p text:style-name="Standard"/>
      <text:p text:style-name="Код">DP2</text:p>
      <text:p text:style-name="Код">PROGRAM BubbleSort(INPUT, OUTPUT);</text:p>
      <text:p text:style-name="Код"><text:s text:c="2"/>{ Сортируем первую строку INPUT в OUTPUT }</text:p>
      <text:p text:style-name="Код">VAR</text:p>
      <text:p text:style-name="Код"><text:s text:c="2"/>Sorted, Ch, Ch1, Ch2:CHAR;</text:p>
      <text:p text:style-name="Код"><text:s text:c="2"/>F1, F2:TEXT;</text:p>
      <text:p text:style-name="Код">BEGIN { BubbleSort }</text:p>
      <text:p text:style-name="Код"><text:s text:c="2"/>ASSIGN(F1, 'F1.DAT');</text:p>
      <text:p text:style-name="Код"><text:s text:c="2"/>ASSIGN(F2, 'F2.DAT');</text:p>
      <text:p text:style-name="Код"><text:s text:c="2"/>{ Копируем INPUT в F1 }</text:p>
      <text:p text:style-name="Код"><text:s text:c="2"/>Sorted :='N';</text:p>
      <text:p text:style-name="Код"><text:s text:c="2"/>WHILE Sorted ='N'</text:p>
      <text:p text:style-name="Код"><text:s text:c="2"/>DO</text:p>
      <text:p text:style-name="Код"><text:s text:c="4"/>BEGIN</text:p>
      <text:p text:style-name="Код"><text:s text:c="6"/>{ Копируем F1 в F2,проверяя отсортированность</text:p>
      <text:p text:style-name="Код"><text:s text:c="7"/>и переставляя первые соседни<text:span text:style-name="T4">е</text:span> символы по порядку}</text:p>
      <text:p text:style-name="Код"><text:s text:c="6"/>{ Копируем F2 в F1 }</text:p>
      <text:p text:style-name="Код"><text:s text:c="4"/>END;</text:p>
      <text:p text:style-name="Код"><text:s text:c="2"/>{ Копируем F1 в OUTPUT }</text:p>
      <text:p text:style-name="Код">END.{ BubbleSort }</text:p>
      <text:p text:style-name="Код"/>
      <text:p text:style-name="Код">DP2.1</text:p>
      <text:p text:style-name="Код"><text:s text:c="17"/>{Выводим <text:span text:style-name="T1">min</text:span>(<text:span text:style-name="T1">Ch</text:span>1,<text:span text:style-name="T1">Ch</text:span>2) в <text:span text:style-name="T1">F</text:span>2, записывая</text:p>
      <text:p text:style-name="Код"><text:s text:c="18"/><text:span text:style-name="T1">отсортированные символы}</text:span></text:p>
      <text:p text:style-name="Код"><text:s text:c="18"/>IF Ch1 &lt;= Ch2</text:p>
      <text:p text:style-name="Код"><text:s text:c="18"/>THEN</text:p>
      <text:p text:style-name="Код"><text:s text:c="20"/>BEGIN</text:p>
      <text:p text:style-name="Код"><text:s text:c="22"/>WRITE(F2, Ch1);</text:p>
      <text:p text:style-name="Код"><text:s text:c="22"/>Ch1:=Ch2</text:p>
      <text:p text:style-name="Код"><text:s text:c="20"/>END</text:p>
      <text:p text:style-name="Код"><text:s text:c="18"/>ELSE</text:p>
      <text:p text:style-name="Код"><text:s text:c="20"/>BEGIN</text:p>
      <text:p text:style-name="Код"><text:s text:c="22"/>WRITE(F2, Ch2);</text:p>
      <text:p text:style-name="Код"><text:s text:c="22"/>Sorted := 'N'</text:p>
      <text:p text:style-name="Код"><text:s text:c="20"/>END</text:p>
      <text:p text:style-name="Код"/>
      <text:p text:style-name="Код"><text:soft-page-break/>DP2.2</text:p>
      <text:p text:style-name="Код"><text:s text:c="2"/><text:span text:style-name="T1">BEGIN</text:span> { Копируем <text:span text:style-name="T1">INPUT</text:span> в <text:span text:style-name="T1">F</text:span>1 }</text:p>
      <text:p text:style-name="Код"><text:s text:c="4"/><text:span text:style-name="T1">REWRITE(F1);</text:span></text:p>
      <text:p text:style-name="Код"><text:s text:c="4"/>WHILE NOT EOLN</text:p>
      <text:p text:style-name="Код"><text:s text:c="4"/>DO</text:p>
      <text:p text:style-name="Код"><text:s text:c="6"/>BEGIN</text:p>
      <text:p text:style-name="Код"><text:s text:c="8"/>READ(Ch);</text:p>
      <text:p text:style-name="Код"><text:s text:c="8"/>WRITE(F1, Ch);</text:p>
      <text:p text:style-name="Код"><text:s text:c="6"/>END;</text:p>
      <text:p text:style-name="Код"><text:s text:c="4"/>WRITELN(F1)</text:p>
      <text:p text:style-name="Код"><text:s text:c="2"/>END;</text:p>
      <text:p text:style-name="Код"/>
      <text:p text:style-name="Код">DP2.3</text:p>
      <text:p text:style-name="Код"><text:s text:c="2"/>BEGIN { Копируем F1 в OUTPUT }</text:p>
      <text:p text:style-name="Код"><text:s text:c="7"/>.................</text:p>
      <text:p text:style-name="Код"><text:s text:c="8"/>(аналогично DP<text:span text:style-name="T1">2</text:span>.2)</text:p>
      <text:p text:style-name="Код"><text:s text:c="2"/>END</text:p>
      <text:p text:style-name="Код"/>
      <text:p text:style-name="Код">DP2.4</text:p>
      <text:p text:style-name="Код"><text:s text:c="6"/>BEGIN { Копируем F2 в F1 }</text:p>
      <text:p text:style-name="Код"><text:s text:c="8"/>.................</text:p>
      <text:p text:style-name="Код"><text:s text:c="9"/>(аналогично <text:span text:style-name="T1">DP2.</text:span>2)</text:p>
      <text:p text:style-name="Код"><text:s text:c="6"/>END</text:p>
      <text:p text:style-name="Standard"><text:bookmark text:name="p11017-10"/><text:span text:style-name="T6"><text:line-break/></text:span><text:span text:style-name="T7">Разделы проекта для Split</text:span><text:span text:style-name="T6"><text:line-break/></text:span></text:p>
      <text:p text:style-name="Код">DP1</text:p>
      <text:p text:style-name="Код">PROGRAM Split(INPUT,OUTPUT);</text:p>
      <text:p text:style-name="Код"><text:span text:style-name="T1"><text:s text:c="2"/></text:span>{Копирует INPUT в OUTPUT,сначала нечетные,а затем четные</text:p>
      <text:p text:style-name="Код"><text:s text:c="3"/>элементы<text:span text:style-name="T1">}</text:span></text:p>
      <text:p text:style-name="Код">VAR</text:p>
      <text:p text:style-name="Код"><text:s text:c="2"/>Ch,Next: CHAR;</text:p>
      <text:p text:style-name="Код"><text:s text:c="2"/>Odds,Evens: TEXT;</text:p>
      <text:p text:style-name="Код">{PROCEDURE CopyOut(VAR F1: TEXT; VAR Ch: CHAR);}</text:p>
      <text:p text:style-name="Код"/>
      <text:p text:style-name="Код">BEGIN</text:p>
      <text:p text:style-name="Код"><text:span text:style-name="T1"><text:s text:c="2"/>{</text:span>Разделяет<text:span text:style-name="T1"> INPUT </text:span>в<text:span text:style-name="T1"> Odds </text:span>и<text:span text:style-name="T1"> Evens}</text:span></text:p>
      <text:p text:style-name="Код"><text:s text:c="2"/>CopyOut(Odds,Ch);</text:p>
      <text:p text:style-name="Код"><text:s text:c="2"/>CopyOut(Evens,Ch);</text:p>
      <text:p text:style-name="Код"><text:span text:style-name="T1"><text:s text:c="2"/></text:span>WRITELN</text:p>
      <text:p text:style-name="Код">END.</text:p>
      <text:p text:style-name="Код"/>
      <text:p text:style-name="Код">DP1.1</text:p>
      <text:p text:style-name="P6">PROCEDURE CopyOut(VAR F1: TEXT; VAR Ch: CHAR);</text:p>
      <text:p text:style-name="Код">BEGIN</text:p>
      <text:p text:style-name="Код"><text:s text:c="2"/>{Копируем F1 в OUTPUT}</text:p>
      <text:p text:style-name="Код">END;</text:p>
      <text:p text:style-name="Код"/>
      <text:p text:style-name="Код"><text:span text:style-name="T1">DP1.</text:span>2</text:p>
      <text:p text:style-name="Код">{Разделяет INPUT в Odds и Evens}</text:p>
      <text:p text:style-name="Код"><text:s text:c="2"/>BEGIN</text:p>
      <text:p text:style-name="Код"><text:s text:c="4"/>ASSIGN(Odds,'Odds.dat');</text:p>
      <text:p text:style-name="Код"><text:soft-page-break/><text:s text:c="4"/>ASSIGN(Evens,'Evens.dat');</text:p>
      <text:p text:style-name="Код"><text:s text:c="4"/>REWRITE(Odds);</text:p>
      <text:p text:style-name="Код"><text:s text:c="4"/>REWRITE(Evens);</text:p>
      <text:p text:style-name="Код"><text:s text:c="4"/>Next := 'O';</text:p>
      <text:p text:style-name="P6"><text:s text:c="4"/>WHILE NOT EOF</text:p>
      <text:p text:style-name="Код"><text:s text:c="4"/>DO</text:p>
      <text:p text:style-name="Код"><text:s text:c="6"/>BEGIN</text:p>
      <text:p text:style-name="Код"><text:s text:c="8"/>WHILE NOT EOLN</text:p>
      <text:p text:style-name="Код"><text:s text:c="8"/>DO</text:p>
      <text:p text:style-name="Код"><text:s text:c="10"/>{Прочитать <text:span text:style-name="T1">Ch</text:span>, записать в файл, выбранный через</text:p>
      <text:p text:style-name="Код"><text:s text:c="11"/><text:span text:style-name="T1">Next,переключить Next}</text:span></text:p>
      <text:p text:style-name="Код"><text:s text:c="8"/>READLN;</text:p>
      <text:p text:style-name="Код"><text:s text:c="8"/>WRITELN(Odds);</text:p>
      <text:p text:style-name="Код"><text:s text:c="8"/>WRITELN(Evens)</text:p>
      <text:p text:style-name="Код"><text:s text:c="6"/>END;</text:p>
      <text:p text:style-name="P6"><text:s text:c="4"/>WRITELN(Odds);</text:p>
      <text:p text:style-name="Код"><text:s text:c="4"/>WRITELN(Evens)</text:p>
      <text:p text:style-name="Код"><text:s text:c="2"/>END;</text:p>
      <text:p text:style-name="Код"/>
      <text:p text:style-name="Код"><text:span text:style-name="T1">DP</text:span>1.2.1</text:p>
      <text:p text:style-name="Код">{Прочитать Ch, записать в файл, выбранный через Next, <text:s/>переключить Next}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Код" style:family="paragraph" style:parent-style-name="Standard" style:master-page-name="">
      <style:paragraph-properties style:page-number="auto" fo:padding="0.049cm" fo:border="0.06pt solid #b2b2b2" style:shadow="none"/>
      <style:text-properties style:font-name="Courier New" fo:font-family="'Courier New'" style:font-style-name="Обычный" style:font-family-generic="modern" style:font-pitch="fixe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Marginalia" style:family="paragraph" style:parent-style-name="Text_20_body" style:class="text">
      <style:paragraph-properties fo:margin-left="1cm" fo:margin-right="0cm" fo:margin-top="0cm" fo:margin-bottom="0cm" loext:contextual-spacing="false" fo:text-indent="0cm" style:auto-text-indent="false"/>
      <style:text-properties fo:font-style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SE101 <text:tab/></text:span>Введение в программирование</text:p>
      </style:header>
      <style:footer>
        <text:p text:style-name="Footer">©<text:span text:style-name="MT1"> </text:span><text:span text:style-name="MT2">Институт программных систем, 2012-201</text:span><text:span text:style-name="MT1">5</text:span><text:span text:style-name="MT2"><text:tab/><text:tab/></text:span><text:span text:style-name="MT2"><text:page-number text:select-page="current">4</text:page-number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1T14:13:47.03</meta:creation-date>
    <meta:editing-duration>PT6H47M42S</meta:editing-duration>
    <meta:editing-cycles>25</meta:editing-cycles>
    <meta:generator>LibreOffice/5.1.3.2$Windows_x86 LibreOffice_project/644e4637d1d8544fd9f56425bd6cec110e49301b</meta:generator>
    <dc:date>2017-01-30T20:14:45.682000000</dc:date>
    <meta:document-statistic meta:table-count="0" meta:image-count="0" meta:object-count="0" meta:page-count="4" meta:paragraph-count="142" meta:word-count="454" meta:character-count="3615" meta:non-whitespace-character-count="2670"/>
    <meta:template xlink:type="simple" xlink:actuate="onRequest" xlink:title="шабон" xlink:href="file:///C:/Documents%20and%20Settings/UserXP/Application%20Data/OpenOffice/4/user/template/шабон.ott" meta:date="2014-09-21T14:13:46.700000000"/>
  </office:meta>
</office:document-meta>
</file>